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0af771"/>
    </style:style>
    <style:style style:name="P2" style:family="paragraph" style:parent-style-name="Standard">
      <style:text-properties officeooo:paragraph-rsid="000af771" style:font-name-asian="F"/>
    </style:style>
    <style:style style:name="P3" style:family="paragraph" style:parent-style-name="Standard">
      <style:paragraph-properties fo:text-align="center" style:justify-single-word="false"/>
      <style:text-properties officeooo:paragraph-rsid="000af771"/>
    </style:style>
    <style:style style:name="P4" style:family="paragraph" style:parent-style-name="Standard">
      <style:text-properties officeooo:paragraph-rsid="000af771"/>
    </style:style>
    <style:style style:name="P5" style:family="paragraph" style:parent-style-name="Standard">
      <style:paragraph-properties fo:margin-top="0cm" fo:margin-bottom="0.282cm" style:contextual-spacing="false"/>
      <style:text-properties officeooo:paragraph-rsid="000af771"/>
    </style:style>
    <style:style style:name="T1" style:family="text">
      <style:text-properties style:font-name-asian="F"/>
    </style:style>
    <style:style style:name="T2" style:family="text">
      <style:text-properties officeooo:rsid="0013786b" style:font-name-asian="F"/>
    </style:style>
    <style:style style:name="T3" style:family="text">
      <style:text-properties fo:language="en" fo:country="US" fo:font-style="italic" style:font-name-asian="F" style:font-style-asian="italic" style:font-style-complex="italic"/>
    </style:style>
    <style:style style:name="T4" style:family="text">
      <style:text-properties fo:font-style="italic" style:font-name-asian="F" style:font-style-asian="italic" style:font-style-complex="italic"/>
    </style:style>
    <style:style style:name="fr1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fr2" style:family="graphic" style:parent-style-name="Formula">
      <style:graphic-properties fo:margin-left="0cm" fo:margin-right="0cm" fo:margin-top="0cm" fo:margin-bottom="0cm"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 loext:marker-style-name="T1"><text:span text:style-name="T1">Кватернионы</text:span></text:h>
      <text:p text:style-name="P4" loext:marker-style-name="T1"><text:span text:style-name="T1">Если кратко, то кватернион – это гиперкомплексное число с одной вещественной и тремя </text:span><text:span text:style-name="T2">мнимыми</text:span><text:span text:style-name="T1"> компонентами:</text:span></text:p>
      <text:p text:style-name="P3"><draw:frame draw:style-name="fr2" draw:name="Объект1" text:anchor-type="as-char" svg:y="-0.877cm" svg:width="3.371cm" svg:height="1.543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4" loext:marker-style-name="T1"><text:span text:style-name="T1">Где </text:span><text:span text:style-name="T3">q</text:span><text:span text:style-name="T1"> – это кватернион, </text:span><text:span text:style-name="T3">w</text:span><text:span text:style-name="T1">, </text:span><text:span text:style-name="T3">x</text:span><text:span text:style-name="T1">, </text:span><text:span text:style-name="T3">y</text:span><text:span text:style-name="T1"> и</text:span><text:span text:style-name="T4"> </text:span><text:span text:style-name="T3">z</text:span><text:span text:style-name="T1"> – это вещественные числа, а </text:span><text:span text:style-name="T3">i</text:span><text:span text:style-name="T1">, </text:span><text:span text:style-name="T3">j</text:span><text:span text:style-name="T1"> и </text:span><text:span text:style-name="T3">k</text:span><text:span text:style-name="T1"> – это мнимые единицы.</text:span></text:p>
      <text:p text:style-name="P4" loext:marker-style-name="T1"><text:span text:style-name="T1">Кватернионы легко вывести из обычных комплексных чисел. Комплексное число представ</text:span><text:span text:style-name="T2">ляется следующим образом</text:span><text:span text:style-name="T1">:</text:span></text:p>
      <text:p text:style-name="P3" loext:marker-style-name="T1"><draw:frame draw:style-name="fr1" draw:name="Объект2" text:anchor-type="as-char" svg:width="1.466cm" svg:height="1.543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4" loext:marker-style-name="T1"><text:span text:style-name="T1">Где </text:span><text:span text:style-name="T3">c</text:span><text:span text:style-name="T1"> – это комплексное число, </text:span><text:span text:style-name="T3">a</text:span><text:span text:style-name="T1"> и </text:span><text:span text:style-name="T3">b</text:span><text:span text:style-name="T1"> – это вещественные числа, а </text:span><text:span text:style-name="T3">i</text:span><text:span text:style-name="T1"> – это мнимая единица. Но возникает </text:span><text:span text:style-name="T2">мысль </text:span><text:span text:style-name="T1">проверить, что получится, если </text:span><text:span text:style-name="T3">a</text:span><text:span text:style-name="T1"> и </text:span><text:span text:style-name="T3">b</text:span><text:span text:style-name="T1"> будут не вещественными числами, а </text:span><text:span text:style-name="T2">также</text:span><text:span text:style-name="T1"> комплексными. Но если использовать ту же мнимую единицу </text:span><text:span text:style-name="T3">i</text:span><text:span text:style-name="T1">, то в итоге всё равно получится обычное комплексное число. Поэтому необходимо ввести новую комплексную единицу </text:span><text:span text:style-name="T3">j</text:span><text:span text:style-name="T1">, которая будет обладать теми же свойствами, что и мнимая единица </text:span><text:span text:style-name="T3">i</text:span><text:span text:style-name="T1">, но при этом не будет равна </text:span><text:span text:style-name="T3">i</text:span><text:span text:style-name="T1">:</text:span></text:p>
      <text:p text:style-name="P3"><draw:frame draw:style-name="fr1" draw:name="Объект3" text:anchor-type="as-char" svg:width="1.222cm" svg:height="1.03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4" loext:marker-style-name="T1"><text:span text:style-name="T1">Тогда компоненты </text:span><text:span text:style-name="T3">a</text:span><text:span text:style-name="T1"> и </text:span><text:span text:style-name="T3">b</text:span><text:span text:style-name="T1"> можно представить в следующем виде:</text:span></text:p>
      <text:p text:style-name="P3"><draw:frame draw:style-name="fr1" draw:name="Объект4" text:anchor-type="as-char" svg:width="2.835cm" svg:height="2.332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4" loext:marker-style-name="T1"><text:span text:style-name="T1">Если подставить их в выражение для комплексного числа </text:span><text:span text:style-name="T3">c</text:span><text:span text:style-name="T1">, то получится следующее гиперкомплексное число:</text:span></text:p>
      <text:p text:style-name="P3"><draw:frame draw:style-name="fr1" draw:name="Объект5" text:anchor-type="as-char" svg:width="3.588cm" svg:height="0.534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4" loext:marker-style-name="T1"><text:span text:style-name="T1">Наиболее интересной является произведение мнимых единиц </text:span><text:span text:style-name="T3">ij</text:span><text:span text:style-name="T1">. Если представить, что произведение коммутативно, то получаются бикомплексные числа, но если представить, что произведение антикоммутативно, то получаются кватернионы.</text:span></text:p>
      <text:p text:style-name="P4" loext:marker-style-name="T1"><text:span text:style-name="T1">Антикоммутативность:</text:span></text:p>
      <text:p text:style-name="P3"><draw:frame draw:style-name="fr1" draw:name="Объект6" text:anchor-type="as-char" svg:width="1.245cm" svg:height="0.471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4" loext:marker-style-name="T1"><text:span text:style-name="T1">Можно рассмотреть квадрат произведение мнимых единиц </text:span><text:span text:style-name="T3">ij</text:span><text:span text:style-name="T1">:</text:span></text:p>
      <text:p text:style-name="P3"><draw:frame draw:style-name="fr1" draw:name="Объект7" text:anchor-type="as-char" svg:width="7.235cm" svg:height="0.57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4" loext:marker-style-name="T1"><text:span text:style-name="T1">То есть, в случае антикоммутативности произведение мнимых единиц </text:span><text:span text:style-name="T3">ij</text:span><text:span text:style-name="T1"> ведёт себя как мнимая единица, которую можно обозначить буквой </text:span><text:span text:style-name="T3">k</text:span><text:span text:style-name="T1">:</text:span></text:p>
      <text:p text:style-name="P3"><draw:frame draw:style-name="fr1" draw:name="Объект8" text:anchor-type="as-char" svg:width="1.254cm" svg:height="1.037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5" loext:marker-style-name="T1"><text:span text:style-name="T1">И тогда комплексное число превращается в кватернион:</text:span></text:p>
      <text:p text:style-name="P3"><draw:frame draw:style-name="fr1" draw:name="Объект9" text:anchor-type="as-char" svg:width="3.568cm" svg:height="1.67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4" loext:marker-style-name="T1"><text:span text:style-name="T1">Кватернионы нашли целый ряд применений. В геометрии трёхмерных евклидовых пространств кватернионы способны описывать повоторы, а также их комбинации.</text:span></text:p>
      <text:p text:style-name="P4" loext:marker-style-name="T1"><text:span text:style-name="T1">Для математического описания поворотов в трёхмерном пространстве используются кватернионы единичной длины.</text:span></text:p>
      <text:h text:style-name="P1" text:outline-level="2"><text:soft-page-break/><text:span text:style-name="T1">Версоры</text:span></text:h>
      <text:p text:style-name="P2" loext:marker-style-name="T1"/>
      <text:p text:style-name="P3"><draw:frame draw:style-name="fr1" draw:name="Объект10" text:anchor-type="as-char" svg:width="3.371cm" svg:height="2.11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2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016cm" fo:margin-right="1.97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5T13:09:24.311060244</meta:creation-date>
    <dc:date>2024-11-25T13:10:20.722019575</dc:date>
    <meta:editing-duration>PT56S</meta:editing-duration>
    <meta:editing-cycles>1</meta:editing-cycles>
    <meta:document-statistic meta:table-count="0" meta:image-count="0" meta:object-count="10" meta:page-count="2" meta:paragraph-count="25" meta:word-count="235" meta:character-count="1681" meta:non-whitespace-character-count="1454"/>
    <meta:generator>LibreOffice/24.2.6.2$Linux_X86_64 LibreOffice_project/420$Build-2</meta:generator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i>q</mi>
              <mo stretchy="false">=</mo>
              <mrow>
                <mi>w</mi>
                <mo stretchy="false">+</mo>
                <mi>i</mi>
              </mrow>
            </mrow>
            <mrow>
              <mi>x</mi>
              <mo stretchy="false">+</mo>
              <mi mathvariant="italic">jy</mi>
              <mo stretchy="false">+</mo>
              <mi mathvariant="italic">kz</mi>
            </mrow>
          </mrow>
        </mtd>
      </mtr>
      <mtr>
        <mtd>
          <mrow>
            <msup>
              <mi>i</mi>
              <mn>2</mn>
            </msup>
            <mo stretchy="false">=</mo>
            <msup>
              <mi>j</mi>
              <mn>2</mn>
            </msup>
            <mo stretchy="false">=</mo>
            <msup>
              <mi>k</mi>
              <mn>2</mn>
            </msup>
            <mo stretchy="false">=</mo>
            <mi mathvariant="italic">ijk</mi>
            <mo stretchy="false">=</mo>
            <mrow>
              <mo stretchy="false">−</mo>
              <mn>1</mn>
            </mrow>
          </mrow>
        </mtd>
      </mtr>
      <mtr>
        <mtd>
          <mrow>
            <mi>w</mi>
            <mi>,</mi>
            <mi>x</mi>
            <mi>,</mi>
            <mi>y</mi>
            <mi>,</mi>
            <mi>z</mi>
            <mi>∈</mi>
            <mi>R</mi>
          </mrow>
        </mtd>
      </mtr>
    </mtable>
    <annotation encoding="StarMath 5.0">matrix {q= w +i x+jy+kz ## {i} ^ {2} = {j} ^ {2} = {k} ^ {2} =ijk= -1  ## w,x,y,z ∈ R}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i>q</mi>
              <mo stretchy="false">=</mo>
              <mrow>
                <mi>w</mi>
                <mo stretchy="false">+</mo>
                <mi>i</mi>
              </mrow>
            </mrow>
            <mrow>
              <mi>x</mi>
              <mo stretchy="false">+</mo>
              <mi mathvariant="italic">jy</mi>
              <mo stretchy="false">+</mo>
              <mi mathvariant="italic">kz</mi>
            </mrow>
          </mrow>
        </mtd>
      </mtr>
      <mtr>
        <mtd>
          <mrow>
            <msup>
              <mi>i</mi>
              <mn>2</mn>
            </msup>
            <mo stretchy="false">=</mo>
            <msup>
              <mi>j</mi>
              <mn>2</mn>
            </msup>
            <mo stretchy="false">=</mo>
            <msup>
              <mi>k</mi>
              <mn>2</mn>
            </msup>
            <mo stretchy="false">=</mo>
            <mi mathvariant="italic">ijk</mi>
            <mo stretchy="false">=</mo>
            <mrow>
              <mo stretchy="false">−</mo>
              <mn>1</mn>
            </mrow>
          </mrow>
        </mtd>
      </mtr>
      <mtr>
        <mtd>
          <mrow>
            <mi>w</mi>
            <mi>,</mi>
            <mi>x</mi>
            <mi>,</mi>
            <mi>y</mi>
            <mi>,</mi>
            <mi>z</mi>
            <mi>∈</mi>
            <mi>R</mi>
          </mrow>
        </mtd>
      </mtr>
      <mtr>
        <mtd>
          <mrow>
            <mrow>
              <msup>
                <mi>w</mi>
                <mn>2</mn>
              </msup>
              <mo stretchy="false">+</mo>
              <msup>
                <mi>x</mi>
                <mn>2</mn>
              </msup>
              <mo stretchy="false">+</mo>
              <msup>
                <mi>y</mi>
                <mn>2</mn>
              </msup>
              <mo stretchy="false">+</mo>
              <msup>
                <mi>z</mi>
                <mn>2</mn>
              </msup>
            </mrow>
            <mo stretchy="false">=</mo>
            <mn>1</mn>
          </mrow>
        </mtd>
      </mtr>
    </mtable>
    <annotation encoding="StarMath 5.0">matrix {q= w +i x+jy+kz ## {i} ^ {2} = {j} ^ {2} = {k} ^ {2} =ijk= -1  ## w,x,y,z ∈ R  ## {w} ^ {2} + {x} ^ {2} + {y} ^ {2} + {z} ^ {2} = 1}</annotation>
  </semantics>
</math>
</file>

<file path=Object 2/content.xml><?xml version="1.0" encoding="utf-8"?>
<math xmlns="http://www.w3.org/1998/Math/MathML" display="block">
  <semantics>
    <mtable>
      <mtr>
        <mtd>
          <mrow>
            <mi>c</mi>
            <mo stretchy="false">=</mo>
            <mrow>
              <mi>a</mi>
              <mo stretchy="false">+</mo>
              <mi mathvariant="italic">ib</mi>
            </mrow>
          </mrow>
        </mtd>
      </mtr>
      <mtr>
        <mtd>
          <mrow>
            <mi>a</mi>
            <mi>,</mi>
            <mi>b</mi>
            <mi>∈</mi>
            <mi>R</mi>
          </mrow>
        </mtd>
      </mtr>
      <mtr>
        <mtd>
          <mrow>
            <msup>
              <mi>i</mi>
              <mn>2</mn>
            </msup>
            <mo stretchy="false">=</mo>
            <mrow>
              <mo stretchy="false">−</mo>
              <mn>1</mn>
            </mrow>
          </mrow>
        </mtd>
      </mtr>
    </mtable>
    <annotation encoding="StarMath 5.0">matrix {c=a+ib ## a,b ∈ R  ## {i} ^ {2} = -1}</annotation>
  </semantics>
</math>
</file>

<file path=Object 3/content.xml><?xml version="1.0" encoding="utf-8"?>
<math xmlns="http://www.w3.org/1998/Math/MathML" display="block">
  <semantics>
    <mtable>
      <mtr>
        <mtd>
          <mrow>
            <mi>j</mi>
            <mi>≠</mi>
            <mi>i</mi>
          </mrow>
        </mtd>
      </mtr>
      <mtr>
        <mtd>
          <mrow>
            <msup>
              <mi>j</mi>
              <mn>2</mn>
            </msup>
            <mo stretchy="false">=</mo>
            <mrow>
              <mo stretchy="false">−</mo>
              <mn>1</mn>
            </mrow>
          </mrow>
        </mtd>
      </mtr>
    </mtable>
    <annotation encoding="StarMath 5.0">matrix {j≠i ## {j} ^ {2} = -1}</annotation>
  </semantics>
</math>
</file>

<file path=Object 4/content.xml><?xml version="1.0" encoding="utf-8"?>
<math xmlns="http://www.w3.org/1998/Math/MathML" display="block">
  <semantics>
    <mtable>
      <mtr>
        <mtd>
          <mrow>
            <mo fence="true" form="prefix" stretchy="true">{</mo>
            <mrow>
              <mtable>
                <mtr>
                  <mtd>
                    <mrow>
                      <mrow>
                        <mi>a</mi>
                        <mo stretchy="false">=</mo>
                        <mrow>
                          <msub>
                            <mi>a</mi>
                            <mn>1</mn>
                          </msub>
                          <mo stretchy="false">+</mo>
                          <mi>j</mi>
                        </mrow>
                      </mrow>
                      <msub>
                        <mi>a</mi>
                        <mn>2</mn>
                      </msub>
                    </mrow>
                  </mtd>
                </mtr>
                <mtr>
                  <mtd>
                    <mrow>
                      <mrow>
                        <mi>b</mi>
                        <mo stretchy="false">=</mo>
                        <mrow>
                          <msub>
                            <mi>b</mi>
                            <mn>1</mn>
                          </msub>
                          <mo stretchy="false">+</mo>
                          <mi>j</mi>
                        </mrow>
                      </mrow>
                      <msub>
                        <mi>b</mi>
                        <mn>2</mn>
                      </msub>
                    </mrow>
                  </mtd>
                </mtr>
              </mtable>
            </mrow>
          </mrow>
        </mtd>
      </mtr>
      <mtr>
        <mtd>
          <mrow>
            <msub>
              <mi>a</mi>
              <mn>1</mn>
            </msub>
            <mi>,</mi>
            <msub>
              <mi>a</mi>
              <mn>2</mn>
            </msub>
            <mi>,</mi>
            <msub>
              <mi>b</mi>
              <mn>1</mn>
            </msub>
            <mi>,</mi>
            <msub>
              <mi>b</mi>
              <mn>2</mn>
            </msub>
            <mi>∈</mi>
            <mi>R</mi>
          </mrow>
        </mtd>
      </mtr>
      <mtr>
        <mtd>
          <mrow>
            <msup>
              <mi>j</mi>
              <mn>2</mn>
            </msup>
            <mo stretchy="false">=</mo>
            <mrow>
              <mo stretchy="false">−</mo>
              <mn>1</mn>
            </mrow>
          </mrow>
        </mtd>
      </mtr>
    </mtable>
    <annotation encoding="StarMath 5.0">matrix {left lbrace stack { a= {a} rsub {1} +j {a} rsub {2} # b= {b} rsub {1} +j {b} rsub {2} } right none ## {a} rsub {1} , {a} rsub {2} , {b} rsub {1} , {b} rsub {2} ∈ R  ## {j} ^ {2} = -1}</annotation>
  </semantics>
</math>
</file>

<file path=Object 5/content.xml><?xml version="1.0" encoding="utf-8"?>
<math xmlns="http://www.w3.org/1998/Math/MathML" display="block">
  <semantics>
    <mrow>
      <mrow>
        <mi>c</mi>
        <mo stretchy="false">=</mo>
        <mrow>
          <msub>
            <mi>a</mi>
            <mn>1</mn>
          </msub>
          <mo stretchy="false">+</mo>
          <mi>j</mi>
        </mrow>
      </mrow>
      <mrow>
        <msub>
          <mi>a</mi>
          <mn>2</mn>
        </msub>
        <mo stretchy="false">+</mo>
        <mi>i</mi>
      </mrow>
      <mrow>
        <msub>
          <mi>b</mi>
          <mn>1</mn>
        </msub>
        <mo stretchy="false">+</mo>
        <mi mathvariant="italic">ij</mi>
      </mrow>
      <msub>
        <mi>b</mi>
        <mn>2</mn>
      </msub>
    </mrow>
    <annotation encoding="StarMath 5.0">c= {a} rsub {1} +j {a} rsub {2} +i {b} rsub {1} +ij {b} rsub {2}</annotation>
  </semantics>
</math>
</file>

<file path=Object 6/content.xml><?xml version="1.0" encoding="utf-8"?>
<math xmlns="http://www.w3.org/1998/Math/MathML" display="block">
  <semantics>
    <mrow>
      <mi mathvariant="italic">ij</mi>
      <mo stretchy="false">=</mo>
      <mrow>
        <mo stretchy="false">−</mo>
        <mi mathvariant="italic">ji</mi>
      </mrow>
    </mrow>
    <annotation encoding="StarMath 5.0">ij=-ji</annotation>
  </semantics>
</math>
</file>

<file path=Object 7/content.xml><?xml version="1.0" encoding="utf-8"?>
<math xmlns="http://www.w3.org/1998/Math/MathML" display="block">
  <semantics>
    <mrow>
      <mrow>
        <msup>
          <mrow>
            <mo fence="true" form="prefix" stretchy="true">(</mo>
            <mrow>
              <mi mathvariant="italic">ij</mi>
            </mrow>
            <mo fence="true" form="postfix" stretchy="true">)</mo>
          </mrow>
          <mn>2</mn>
        </msup>
        <mo stretchy="false">=</mo>
        <mrow>
          <mo fence="true" form="prefix" stretchy="true">(</mo>
          <mrow>
            <mrow>
              <mo stretchy="false">−</mo>
              <mi mathvariant="italic">ji</mi>
            </mrow>
          </mrow>
          <mo fence="true" form="postfix" stretchy="true">)</mo>
        </mrow>
      </mrow>
      <mrow>
        <mrow>
          <mo fence="true" form="prefix" stretchy="true">(</mo>
          <mrow>
            <mi mathvariant="italic">ij</mi>
          </mrow>
          <mo fence="true" form="postfix" stretchy="true">)</mo>
        </mrow>
        <mo stretchy="false">=</mo>
        <mrow>
          <mo stretchy="false">−</mo>
          <mi>j</mi>
        </mrow>
      </mrow>
      <msup>
        <mi>i</mi>
        <mn>2</mn>
      </msup>
      <mrow>
        <mi>j</mi>
        <mo stretchy="false">=</mo>
        <mrow>
          <mo stretchy="false">−</mo>
          <mi>j</mi>
        </mrow>
      </mrow>
      <mrow>
        <mo fence="true" form="prefix" stretchy="true">(</mo>
        <mrow>
          <mrow>
            <mo stretchy="false">−</mo>
            <mn>1</mn>
          </mrow>
        </mrow>
        <mo fence="true" form="postfix" stretchy="true">)</mo>
      </mrow>
      <mrow>
        <mi>j</mi>
        <mo stretchy="false">=</mo>
        <msup>
          <mi>j</mi>
          <mn>2</mn>
        </msup>
        <mo stretchy="false">=</mo>
        <mrow>
          <mo stretchy="false">−</mo>
          <mn>1</mn>
        </mrow>
      </mrow>
    </mrow>
    <annotation encoding="StarMath 5.0">{left (ij right )} ^ {2} = left (- ji right ) left (ij right ) = -j {i} ^ {2} j= -j left (-1 right ) j = {j} ^ {2} =-1</annotation>
  </semantics>
</math>
</file>

<file path=Object 8/content.xml><?xml version="1.0" encoding="utf-8"?>
<math xmlns="http://www.w3.org/1998/Math/MathML" display="block">
  <semantics>
    <mtable>
      <mtr>
        <mtd>
          <mrow>
            <mi>k</mi>
            <mo stretchy="false">=</mo>
            <mi mathvariant="italic">ij</mi>
          </mrow>
        </mtd>
      </mtr>
      <mtr>
        <mtd>
          <mrow>
            <msup>
              <mi>k</mi>
              <mn>2</mn>
            </msup>
            <mo stretchy="false">=</mo>
            <mrow>
              <mo stretchy="false">−</mo>
              <mn>1</mn>
            </mrow>
          </mrow>
        </mtd>
      </mtr>
    </mtable>
    <annotation encoding="StarMath 5.0">matrix {k=ij ## {k} ^ {2} =-1}</annotation>
  </semantics>
</math>
</file>

<file path=Object 9/content.xml><?xml version="1.0" encoding="utf-8"?>
<math xmlns="http://www.w3.org/1998/Math/MathML" display="block">
  <semantics>
    <mtable>
      <mtr>
        <mtd>
          <mrow>
            <mrow>
              <mi>c</mi>
              <mo stretchy="false">=</mo>
              <mrow>
                <msub>
                  <mi>a</mi>
                  <mn>1</mn>
                </msub>
                <mo stretchy="false">+</mo>
                <mi>j</mi>
              </mrow>
            </mrow>
            <mrow>
              <msub>
                <mi>a</mi>
                <mn>2</mn>
              </msub>
              <mo stretchy="false">+</mo>
              <mi>i</mi>
            </mrow>
            <mrow>
              <msub>
                <mi>b</mi>
                <mn>1</mn>
              </msub>
              <mo stretchy="false">+</mo>
              <mi>k</mi>
            </mrow>
            <msub>
              <mi>b</mi>
              <mn>2</mn>
            </msub>
          </mrow>
        </mtd>
      </mtr>
      <mtr>
        <mtd>
          <mrow>
            <msup>
              <mi>i</mi>
              <mn>2</mn>
            </msup>
            <mo stretchy="false">=</mo>
            <msup>
              <mi>j</mi>
              <mn>2</mn>
            </msup>
            <mo stretchy="false">=</mo>
            <msup>
              <mi>k</mi>
              <mn>2</mn>
            </msup>
            <mo stretchy="false">=</mo>
            <mi mathvariant="italic">ijk</mi>
            <mo stretchy="false">=</mo>
            <mrow>
              <mo stretchy="false">−</mo>
              <mn>1</mn>
            </mrow>
          </mrow>
        </mtd>
      </mtr>
      <mtr>
        <mtd>
          <mrow>
            <msub>
              <mi>a</mi>
              <mn>1</mn>
            </msub>
            <mi>,</mi>
            <msub>
              <mi>a</mi>
              <mn>2</mn>
            </msub>
            <mi>,</mi>
            <msub>
              <mi>b</mi>
              <mn>1</mn>
            </msub>
            <mi>,</mi>
            <msub>
              <mi>b</mi>
              <mn>2</mn>
            </msub>
            <mi>∈</mi>
            <mi>R</mi>
          </mrow>
        </mtd>
      </mtr>
    </mtable>
    <annotation encoding="StarMath 5.0">matrix {c = {a} rsub {1} +j {a} rsub {2} +i {b} rsub {1} + k {b} rsub {2} ## {i} ^ {2} = {j} ^ {2} = {k} ^ {2} =ijk= -1  ## {a} rsub {1} , {a} rsub {2} , {b} rsub {1} , {b} rsub {2} ∈ R}</annotation>
  </semantics>
</math>
</file>